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EventRegistryImpl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EventRegistryImpl.recov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reEventRegistryImpl.persist( EventRegistryDataWrapper wr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